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c274" officeooo:paragraph-rsid="000dc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sentation Elon Musk</text:p>
      <text:p text:style-name="P1"/>
      <text:p text:style-name="P1">He is a great business man from South Africa, his father is a great engineer and his mother a model. He was bullied at school and his schoolmates called him a nerd, he had no friends but his brother and he was passionated be chemistry and physics at a young age. He finally left at 17 to go to canada with his mother in order to make his studies in America. He went to Pennsylvania College and after a couple of internship in the silicon valley, he decided to create his first company at 24 : Zip2 that he sold for 310 million dollars. After that he created a bunch of other company and thanks to his hardwork and ambition, he became a very famous billionai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2:11:04.900000000</meta:creation-date>
    <dc:date>2024-02-01T12:41:44.027000000</dc:date>
    <meta:editing-duration>PT30M39S</meta:editing-duration>
    <meta:editing-cycles>1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2" meta:word-count="129" meta:character-count="682" meta:non-whitespace-character-count="555"/>
  </office:meta>
</office:document-meta>
</file>